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6d3" officeooo:paragraph-rsid="000566d3"/>
    </style:style>
    <style:style style:name="P2" style:family="paragraph" style:parent-style-name="Standard">
      <style:text-properties officeooo:rsid="000566d3" officeooo:paragraph-rsid="0006406c"/>
    </style:style>
    <style:style style:name="P3" style:family="paragraph" style:parent-style-name="Standard">
      <style:text-properties fo:font-weight="bold" officeooo:rsid="000566d3" officeooo:paragraph-rsid="000566d3" style:font-weight-asian="bold" style:font-weight-complex="bold"/>
    </style:style>
    <style:style style:name="P4" style:family="paragraph" style:parent-style-name="Standard">
      <style:text-properties officeooo:rsid="000566d3" officeooo:paragraph-rsid="0006406c"/>
    </style:style>
    <style:style style:name="P5" style:family="paragraph" style:parent-style-name="Standard">
      <style:text-properties fo:font-weight="bold" officeooo:rsid="0008e936" officeooo:paragraph-rsid="0008e936" style:font-weight-asian="bold" style:font-weight-complex="bold"/>
    </style:style>
    <style:style style:name="P6" style:family="paragraph" style:parent-style-name="Standard">
      <style:text-properties fo:font-weight="bold" officeooo:rsid="0009048f" officeooo:paragraph-rsid="0009048f" style:font-weight-asian="bold" style:font-weight-complex="bold"/>
    </style:style>
    <style:style style:name="P7" style:family="paragraph" style:parent-style-name="Standard">
      <style:text-properties fo:font-weight="bold" officeooo:rsid="001f054a" officeooo:paragraph-rsid="001f054a" style:font-weight-asian="bold" style:font-weight-complex="bold"/>
    </style:style>
    <style:style style:name="P8" style:family="paragraph" style:parent-style-name="Standard">
      <style:text-properties fo:font-weight="normal" officeooo:rsid="0009048f" officeooo:paragraph-rsid="0009048f" style:font-weight-asian="normal" style:font-weight-complex="normal"/>
    </style:style>
    <style:style style:name="P9" style:family="paragraph" style:parent-style-name="Standard">
      <style:text-properties fo:font-weight="normal" officeooo:rsid="0009048f" officeooo:paragraph-rsid="000bb0eb" style:font-weight-asian="normal" style:font-weight-complex="normal"/>
    </style:style>
    <style:style style:name="P10" style:family="paragraph" style:parent-style-name="Standard">
      <style:text-properties fo:font-weight="normal" officeooo:rsid="0009048f" officeooo:paragraph-rsid="001a20e3" style:font-weight-asian="normal" style:font-weight-complex="normal"/>
    </style:style>
    <style:style style:name="P11" style:family="paragraph" style:parent-style-name="Standard">
      <style:text-properties fo:font-weight="normal" officeooo:rsid="000bb0eb" officeooo:paragraph-rsid="000bb0eb" style:font-weight-asian="normal" style:font-weight-complex="normal"/>
    </style:style>
    <style:style style:name="P12" style:family="paragraph" style:parent-style-name="Standard">
      <style:text-properties fo:font-weight="normal" officeooo:rsid="001bf548" officeooo:paragraph-rsid="001bf548" style:font-weight-asian="normal" style:font-weight-complex="normal"/>
    </style:style>
    <style:style style:name="P13" style:family="paragraph" style:parent-style-name="Standard">
      <style:text-properties fo:font-weight="normal" officeooo:rsid="001da78d" officeooo:paragraph-rsid="001da78d" style:font-weight-asian="normal" style:font-weight-complex="normal"/>
    </style:style>
    <style:style style:name="P14" style:family="paragraph" style:parent-style-name="Standard">
      <style:text-properties fo:font-weight="normal" officeooo:rsid="001f054a" officeooo:paragraph-rsid="0023565b" style:font-weight-asian="normal" style:font-weight-complex="normal"/>
    </style:style>
    <style:style style:name="P15" style:family="paragraph" style:parent-style-name="Standard">
      <style:text-properties fo:font-weight="normal" officeooo:rsid="0020567e" officeooo:paragraph-rsid="0020567e" style:font-weight-asian="normal" style:font-weight-complex="normal"/>
    </style:style>
    <style:style style:name="P16" style:family="paragraph" style:parent-style-name="Standard">
      <style:text-properties fo:font-weight="normal" officeooo:rsid="00207a1c" officeooo:paragraph-rsid="00207a1c" style:font-weight-asian="normal" style:font-weight-complex="normal"/>
    </style:style>
    <style:style style:name="P17" style:family="paragraph" style:parent-style-name="Standard">
      <style:text-properties fo:font-weight="normal" officeooo:rsid="0021600a" officeooo:paragraph-rsid="0021600a" style:font-weight-asian="normal" style:font-weight-complex="normal"/>
    </style:style>
    <style:style style:name="P18" style:family="paragraph" style:parent-style-name="Standard">
      <style:text-properties officeooo:rsid="000f3013" officeooo:paragraph-rsid="0010372c"/>
    </style:style>
    <style:style style:name="P19" style:family="paragraph" style:parent-style-name="Standard">
      <style:text-properties officeooo:rsid="0010372c" officeooo:paragraph-rsid="0010372c"/>
    </style:style>
    <style:style style:name="P20" style:family="paragraph" style:parent-style-name="Standard">
      <style:text-properties officeooo:rsid="0011d2dc" officeooo:paragraph-rsid="0011d2dc"/>
    </style:style>
    <style:style style:name="P21" style:family="paragraph" style:parent-style-name="Standard">
      <style:text-properties officeooo:rsid="00131b95" officeooo:paragraph-rsid="00131b95"/>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07a1c"/>
    </style:style>
    <style:style style:name="T13" style:family="text">
      <style:text-properties officeooo:rsid="0021487c"/>
    </style:style>
    <style:style style:name="T14" style:family="text">
      <style:text-properties officeooo:rsid="0023565b"/>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eszczenie</text:p>
      <text:p text:style-name="P1">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1"/>
      <text:p text:style-name="P1">Zaimplementowano panel administratora do zarządzania artykułami, kategoriami, komentarzami, tagami, użytkownikami i kalendarzem oraz do podglądu statystyk.</text:p>
      <text:p text:style-name="P1"/>
      <text:p text:style-name="P1">Do implementacji użyto technologie takie jak Ruby, Ruby on Rails, ZURB Foundation, jQuery Turbolinks, Plataformatec Devise, CarrierWave, RMagick, reCAPTCHA, CKEditor, Chartkick, Prawn.</text:p>
      <text:p text:style-name="P1"/>
      <text:p text:style-name="P3">Keywords</text:p>
      <text:p text:style-name="P1">cms, ruby on rails, calendar, comments, tags</text:p>
      <text:p text:style-name="P1"/>
      <text:p text:style-name="P3">Wstęp</text:p>
      <text:p text:style-name="P2">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1"/>
      <text:p text:style-name="P1">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1"/>
      <text:p text:style-name="P2">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2"/>
      <text:p text:style-name="P5">Wstęp i opis problemu</text:p>
      <text:p text:style-name="P6">Porównanie dostępnych rozwiązań,</text:p>
      <text:p text:style-name="P13">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12"/>
      <text:p text:style-name="P6">Joomla,</text:p>
      <text:p text:style-name="P8">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10">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9">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text:soft-page-break/>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11">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8"/>
      <text:p text:style-name="P6">WordPress,</text:p>
      <text:p text:style-name="P18">WordPress jest systemem zarządzania treścią napisanym w języku PHP, wykorzystujący systemem zarządzania bazą danych MySQL <text:span text:style-name="T8">i jest dystrybuowany na licencji GPL i dostępny bezpłatnie. </text:span></text:p>
      <text:p text:style-name="P19">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10"><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20">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21"/>
      <text:p text:style-name="P7">Możliwości zastosowania praktycznego,</text:p>
      <text:p text:style-name="P14">System TrainCMS został opracowany w taki sposób, aby sprostać wielu wymaganiom różnych użytkowników. Oferuje sporo możliwości, które przypadną do gustu każdemu i będą zarazem bardzo przydatne w codziennej pracy nad własna witryną Internetową. <text:span text:style-name="T14"><text:s/>Reasumując możliwości serwisu ogranicza jedynie wyobraźnia administratora.</text:span></text:p>
      <text:p text:style-name="P14"/>
      <text:p text:style-name="P7">strona wizytówka,</text:p>
      <text:p text:style-name="P15">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text:span text:style-name="T12">W tego rodzaju rozwiązaniu można by było się zastanowić na koniecznością włączenia modułu komentarzy. </text:span></text:p>
      <text:p text:style-name="P15"/>
      <text:p text:style-name="P7">internetowe portfolio,</text:p>
      <text:p text:style-name="P16">Każda osoba tworząca w internecie portfolio swojej działalności zamierza przyciągnąć tym samym jak największą liczbę nowy klientów. <text:span text:style-name="T13">Aby skutecznie rozwiązać ten problem proponuję każde dzieło opisywać w osobnym artykule. Natomiast informację, którą klient zechciałyby umieścić na szczycie należy zaznaczyć atrybut wyróżniony.</text:span></text:p>
      <text:p text:style-name="P16"/>
      <text:p text:style-name="P7">serwis informacyjny,</text:p>
      <text:p text:style-name="P17"><text:soft-page-break/>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text:span text:style-name="T14">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1.6.2$Linux_x86 LibreOffice_project/10m0$Build-2</meta:generator>
    <dc:date>2017-04-05T21:52:12.589985222</dc:date>
    <meta:editing-duration>PT1H41M32S</meta:editing-duration>
    <meta:editing-cycles>28</meta:editing-cycles>
    <meta:document-statistic meta:table-count="0" meta:image-count="0" meta:object-count="0" meta:page-count="3" meta:paragraph-count="31" meta:word-count="1023" meta:character-count="8037" meta:non-whitespace-character-count="7034"/>
  </office:meta>
</office:document-meta>
</file>